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normal" fo:font-family="Calibri" style:font-family-asian="Calibri" style:font-family-complex="Calibri" fo:background-color="transparent" style:use-window-font-color="true"/>
    </style:style>
    <style:style style:name="T4" style:family="text">
      <style:text-properties fo:font-size="16.00pt" fo:font-weight="bold" fo:font-family="Calibri" style:font-family-asian="Calibri" style:font-family-complex="Calibri" fo:background-color="transparent" style:use-window-font-color="true"/>
    </style:style>
    <style:style style:name="T5" style:family="text">
      <style:text-properties fo:font-size="10.00pt" fo:font-weight="normal" fo:font-family="Calibri" style:font-family-asian="Calibri" style:font-family-complex="Calibri" fo:background-color="transparent" style:use-window-font-color="true"/>
    </style:style>
    <style:style style:name="T6" style:family="text">
      <style:text-properties fo:font-size="16.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6.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6.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6.00pt" fo:font-weight="bold" fo:font-family="Calibri" style:font-family-asian="Calibri" style:font-family-complex="Calibri" fo:background-color="transparent" style:use-window-font-color="true"/>
    </style:style>
    <style:style style:name="T15" style:family="text">
      <style:text-properties fo:font-size="10.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style:style style:name="P7" style:family="paragraph">
      <style:paragraph-properties fo:line-height="115.00%" fo:text-align="center"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text:list-style style:name="L10">
      <text:list-level-style-number text:level="1" style:num-suffix="." style:num-format="1">
        <style:list-level-properties text:space-before="18.00pt" text:min-label-width="18.00pt"/>
      </text:list-level-style-number>
    </text:list-style>
    <style:style style:name="P10" style:family="paragraph">
      <style:paragraph-properties fo:line-height="115.00%" fo:text-align="left" fo:margin-bottom="10.00pt"/>
    </style:style>
    <style:style style:name="P11" style:family="paragraph">
      <style:paragraph-properties fo:line-height="115.00%" fo:text-align="left" fo:margin-bottom="10.00pt"/>
    </style:style>
    <style:style style:name="P12" style:family="paragraph">
      <style:paragraph-properties fo:line-height="115.00%" fo:text-align="center" fo:margin-bottom="10.00pt"/>
    </style:style>
    <text:list-style style:name="L13">
      <text:list-level-style-number text:level="1" style:num-suffix="." style:num-format="1">
        <style:list-level-properties text:space-before="18.00pt" text:min-label-width="18.00pt"/>
      </text:list-level-style-number>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style:style style:name="P15" style:family="paragraph">
      <style:paragraph-properties fo:line-height="115.00%" fo:text-align="left" fo:margin-bottom="10.00pt"/>
    </style:style>
  </office:automatic-styles>
  <office:body>
    <office:text>
      <text:p text:style-name="P1"><text:span text:style-name="T1">data</text:span><text:span text:style-name="T2"/></text:p>
      <text:p text:style-name="P2"><text:span text:style-name="T3">Name: Follow the Path</text:span></text:p>
      <text:p text:style-name="P2"><text:span text:style-name="T3">inspiration: The Legend of Zelda</text:span></text:p>
      <text:p text:style-name="P2"><text:span text:style-name="T3">What is used to make the game: Unity</text:span></text:p>
      <text:p text:style-name="P3"><text:span text:style-name="T4">style</text:span></text:p>
      <text:p text:style-name="P4"><text:span text:style-name="T5">visuals: pixel art, with more darker colors</text:span></text:p>
      <text:p text:style-name="P4"><text:span text:style-name="T5">music and audio: Purple Guy!, by Random Encounters, from FNAF the musical soundtrack (but slower and fewer notes)</text:span></text:p>
      <text:p text:style-name="P4"><text:span text:style-name="T5"/></text:p>
      <text:p text:style-name="P5"><text:span text:style-name="T6"><text:s/>Story</text:span></text:p>
      <text:p text:style-name="P6"><text:span text:style-name="T7">Why the player is doing? Why the world is like this? what the players goal? Where the player is going? How the player achieves his goal? how the game ends?</text:span></text:p>
      <text:p text:style-name="P6"><text:span text:style-name="T7">The Player awakes, trapped in his nightmare. To awake he needs to find 3 sages, that give him the key, to the heart of the nightmare. There he needs to defeat his greatest fear, if he completes that, he awakes in his room, laying in his soft and safe bed. If he loses to his greatest fear, he awakes in a room with no exit, lying in a bed of thornes doomed to stay there forever.</text:span></text:p>
      <text:p text:style-name="P6"><text:span text:style-name="T7"/></text:p>
      <text:p text:style-name="P6"><text:span text:style-name="T7"/></text:p>
      <text:p text:style-name="P7"><text:span text:style-name="T8">In game areas</text:span><text:span text:style-name="T9"/></text:p>
      <text:p text:style-name="P8"><text:span text:style-name="T9">Area 1</text:span></text:p>
      <text:p text:style-name="P8"><text:span text:style-name="T9">name: grove of hope</text:span></text:p>
      <text:p text:style-name="P8"><text:span text:style-name="T9">art style: green trees, grey brick path, bright green grass ground, black wolves, old man in dark blue robe</text:span></text:p>
      <text:p text:style-name="P8"><text:span text:style-name="T9">summery of what story significant things happen: the player awakes<text:s text:c="2"/>in a light shined grove, with a note not to leave the path. After following the path he finds a sword and the path is blocked. He needs to leave it and fight his first wolf. Then he finds the old man telling him to leave as fast as he can. before the old man disappears into air, he tells the player to find him.</text:span></text:p>
      <text:p text:style-name="P8"><text:span text:style-name="T9"/></text:p>
      <text:p text:style-name="P8"><text:span text:style-name="T9">Area 2</text:span></text:p>
      <text:p text:style-name="P8"><text:span text:style-name="T9">name: forest of fears</text:span></text:p>
      <text:p text:style-name="P8"><text:span text:style-name="T9">art style: trees get a darker green, wolves have blood on their mouth, dark brown ground, small child with bright yellow robe</text:span></text:p>
      <text:p text:style-name="P8"><text:span text:style-name="T9">summery: the path gets worse, the player is forced to fight against more and stronger enemies, at the end pf the forest he finds a child. The enemies ignore you and attack the child, which you need to safe. After saving the child he won't speak with you untill you throw your weapon away, into the forest. The child tells you that this is a nightmare and that he, like you, will be stuck here forever. You need to bring the child to the grove, where you woke up, to show him the light and to give him new hope, while not attacking the wolves. If you attack the wolves they attack you and the child. If not the only come close but don't attack. After doing that, the child thanks you and gives you the key of hope. The wolves look more friendly now and don't attack you.</text:span></text:p>
      <text:p text:style-name="P8"><text:span text:style-name="T9"/></text:p>
      <text:p text:style-name="P8"><text:span text:style-name="T9">Area 3</text:span></text:p>
      <text:p text:style-name="P8"><text:span text:style-name="T9">name: mountain of loneliness</text:span></text:p>
      <text:p text:style-name="P8"><text:span text:style-name="T9">art style: grey rock walls, black/grey vultures, grey/brown gravel ground, grown man with dark grey robe</text:span></text:p>
      <text:p text:style-name="P8"><text:span text:style-name="T9">summery: entering the mountain you find a spear. The vultures stay on the walls and throw rocks at you. Leaving the path makes the vulture fly at you, attack you and flee back to the walls again. At the end of this path you meet a men, standing there not moving even when getting rocks thrown at. You need to get rid of the vultures to get him to notice you. He tells you that people have lied to him, used him and left him, and he would rather be alone, than to you than other people. You need to push him all the to the forest, where he will interact with the wolves once he is in front of them. He will smiles again, thanks you and tells you that perhaps not all the people are like he thought. Before you can leave again the dogs block your way, looking with begging eyes at your speer. You need to give the dogs the speer, so that they play with it and make way. He gives you the second key and you can progress to the next area.</text:span></text:p>
      <text:p text:style-name="P8"><text:span text:style-name="T9"/></text:p>
      <text:p text:style-name="P8"><text:span text:style-name="T9">Area 4</text:span></text:p>
      <text:p text:style-name="P8"><text:span text:style-name="T9">name: The graveyard</text:span></text:p>
      <text:p text:style-name="P8"><text:span text:style-name="T9">art style: grey gravestones, one skeleton, dark purple ground, old man in dark blue robe</text:span></text:p>
      <text:p text:style-name="P8"><text:span text:style-name="T9">summary: Entering the graveyard you are being greated by the old man, that you met at the start. He stands in front of a grave. He thanks you for going all this way and finding him. He asks you for one last favor. He wants you to bring him something. At the end of the graveyard is a ring that is very dear to him. He also tells you that you should find a weapon before going to that place and that perhaps you can find one here. An axe is hidden in a grave. Going into the place where the ring is supposed to be, the entrance gets blocked and you need to fight a skeleton. When you defeat him, he drops the ring. Bringing the ring back to the old man, he thanks you for letting him see his most precious belong, but where he goes he doesn't need it. He dissapears again and instead of a ring in your hand you have the third key. </text:span></text:p>
      <text:p text:style-name="P8"><text:span text:style-name="T9"/></text:p>
      <text:p text:style-name="P8"><text:span text:style-name="T9"/></text:p>
      <text:p text:style-name="P9"><text:span text:style-name="T10">All of the functionalities</text:span></text:p>
      <text:list text:style-name="L10">
        <text:list-item>
          <text:p text:style-name="P10"><text:span text:style-name="T11">Movement like Legend of zelda </text:span></text:p>
        </text:list-item>
        <text:list-item>
          <text:p text:style-name="P10"><text:span text:style-name="T11">Interaction like hollow knight (NPC text and world object)</text:span></text:p>
        </text:list-item>
        <text:list-item>
          <text:p text:style-name="P10"><text:span text:style-name="T11">Combat like Zelda</text:span></text:p>
        </text:list-item>
        <text:list-item>
          <text:p text:style-name="P10"><text:span text:style-name="T11">Different AIs, like Zelda</text:span></text:p>
        </text:list-item>
        <text:list-item>
          <text:p text:style-name="P10"><text:span text:style-name="T11">NPCs, like Zelda</text:span></text:p>
        </text:list-item>
        <text:list-item>
          <text:p text:style-name="P10"><text:span text:style-name="T11">Bossfights, like Zelda</text:span></text:p>
        </text:list-item>
        <text:list-item>
          <text:p text:style-name="P10"><text:span text:style-name="T11">Heal, like Zelda</text:span></text:p>
        </text:list-item>
        <text:list-item>
          <text:p text:style-name="P10"><text:span text:style-name="T11">Inventory System, like Zelda</text:span></text:p>
        </text:list-item>
        <text:list-item>
          <text:p text:style-name="P10"><text:span text:style-name="T11">weapon system (choosing your current weapon, different weapons, with different stats, losing of weapons)</text:span></text:p>
        </text:list-item>
        <text:list-item>
          <text:p text:style-name="P10"><text:span text:style-name="T11">Safe Path (When leaving the Path you get attacked)</text:span></text:p>
        </text:list-item>
      </text:list>
      <text:p text:style-name="P11"><text:span text:style-name="T11"/></text:p>
      <text:p text:style-name="P11"><text:span text:style-name="T11"/></text:p>
      <text:p text:style-name="P12"><text:span text:style-name="T12">all of the core pillars</text:span></text:p>
      <text:list text:style-name="L13">
        <text:list-item>
          <text:p text:style-name="P13"><text:span text:style-name="T13">easy Combat</text:span></text:p>
        </text:list-item>
        <text:list-item>
          <text:p text:style-name="P13"><text:span text:style-name="T13">A short, negative emotions focused story</text:span></text:p>
        </text:list-item>
        <text:list-item>
          <text:p text:style-name="P13"><text:span text:style-name="T13">Having to leave a path to let the adventure begin</text:span></text:p>
        </text:list-item>
      </text:list>
      <text:p text:style-name="P14"><text:span text:style-name="T14"/></text:p>
      <text:p text:style-name="P15"><text:span text:style-name="T15"/></text:p>
      <text:p text:style-name="P15"><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